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6"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able_20_Contents">
      <style:paragraph-properties fo:text-align="justify" style:justify-single-word="false"/>
      <style:text-properties style:font-name="Times New Roman" fo:language="en" fo:country="US"/>
    </style:style>
    <style:style style:name="P9" style:family="paragraph" style:parent-style-name="Table_20_Contents">
      <style:paragraph-properties fo:margin-top="0in" fo:margin-bottom="0.0598in" fo:text-align="justify" style:justify-single-word="false"/>
      <style:text-properties style:font-name="Times New Roman" fo:language="en" fo:country="US"/>
    </style:style>
    <style:style style:name="P10"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2"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3" style:family="paragraph" style:parent-style-name="Heading_20_1">
      <style:text-properties fo:language="en" fo:country="US"/>
    </style:style>
    <style:style style:name="P1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5"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ART plugin implementing OSSI version 1.5</text:h>
      <text:p text:style-name="P4"/>
      <text:p text:style-name="P4">February 24, 2016</text:p>
      <text:p text:style-name="P1"/>
      <text:h text:style-name="P13" text:outline-level="1">Preamble</text:h>
      <text:p text:style-name="P1">This is an ad-hoc documentation of the plugin (to piter and udaemon) providing user-friendly hooks for the OSS interface.</text:p>
      <text:p text:style-name="P1">This version is just the staring point. First I merged two separate plugins from Version 1.0: one for udaemon, the other for piter, into a single, unified file (named <text:span text:style-name="T1">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3" text:outline-level="1">Organization of shared plugins</text:h>
      <text:p text:style-name="P1">It makes sense to name the new plugin file <text:span text:style-name="T1">shared_plug.tcl</text:span>. When looking for a default plugin, piter now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text:span text:style-name="T1">Serial</text:span> document, piter and udaemon expect different views of their plugins. This is because the two programs operate in different environments and see different things.</text:p>
      <text:p text:style-name="P1">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1">The plugin can tell whether it runs under piter or under udaemon by performing this test:</text:p>
      <text:p text:style-name="P6"><text:soft-page-break/><text:tab/><text:span text:style-name="T3">global PM</text:span></text:p>
      <text:p text:style-name="P7"><text:tab/>…</text:p>
      <text:p text:style-name="P7"><text:tab/>if [info exists PM(DPF)] {</text:p>
      <text:p text:style-name="P7"><text:tab/><text:tab/>… piter</text:p>
      <text:p text:style-name="P7"><text:tab/>} else {</text:p>
      <text:p text:style-name="P7"><text:tab/><text:tab/>… udaemon</text:p>
      <text:p text:style-name="P5"><text:tab/>}</text:p>
      <text:p text:style-name="P1">This test is performed only once in the plugin, in the adaptation part, in order to define the right set of interface functions expected by the caller.</text:p>
      <text:h text:style-name="P13" text:outline-level="1">Command syntax</text:h>
      <text:p text:style-name="P1">The plugin borrows quite heavily from the OSS script which I programmed some time ago hoping that it would provide a unifying tool for implementing command line OSS interfaces for packet-oriented communication over UART. The <text:span text:style-name="T5">OSS</text:span> document (in PICOS/Docs) describes some of the underlying features in detail. The present implementation is based on a subset of those features.</text:p>
      <text:p text:style-name="P1">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1"><text:tab/>control -echo off -dump 3</text:p>
      <text:p text:style-name="P1">Any unique abbreviations of command keywords as well as option names can be used, so, in particular (with the present configuration of commands), the above line is equivalent to:</text:p>
      <text:p text:style-name="P1"><text:tab/>c -e off -d 3</text:p>
      <text:p text:style-name="P1">I have removed the previous built-in Renesas emulator. Instead, it is now possible to run looped scripts (command sequences) from files. The “emulator” was in fact doing pretty much that in a rather rigid fashion.</text:p>
      <text:p text:style-name="P1">Note that so far I have implemented a subset of the required commands, responses, and reports. Adding more should now be easy, so I will wait until things settle down a bit. The subset may in fact do for version 1.5.</text:p>
      <text:p text:style-name="P1">Some commands directly translate into sequences of bytes sent to the node, some other commands (notably control, see above) are internal. There is no syntactic distinction between the two kinds.</text:p>
      <text:p text:style-name="P1">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6"><text:tab/>:set dumplevel 3</text:p>
      <text:p text:style-name="P1"><text:tab/>control -dump $dumplevel</text:p>
      <text:p text:style-name="P1">or</text:p>
      <text:p text:style-name="P6"><text:soft-page-break/><text:tab/>:proc pars { i } { return "-mask $i -tags 4 5 6 7" }</text:p>
      <text:p text:style-name="P1"><text:tab/>setassoc [pars 3]</text:p>
      <text:p text:style-name="P1">This isn't probably extremely useful (well, maybe in callback files – see below), but comes almost for free.</text:p>
      <text:h text:style-name="P13" text:outline-level="1">Internal commands</text:h>
      <text:p text:style-name="P1">Two commands are “special” in the sense that they do not directly transform into data sent to the node. One of them is:</text:p>
      <text:p text:style-name="P6"><text:tab/><text:span text:style-name="T4">control</text:span> <text:tab/>-nodeid nid </text:p>
      <text:p text:style-name="P6"><text:tab/><text:tab/><text:tab/>-confirm ack|opref|both|off</text:p>
      <text:p text:style-name="P6"><text:tab/><text:tab/><text:tab/>-dump dlev</text:p>
      <text:p text:style-name="P6"><text:tab/><text:tab/><text:tab/>-echo on|off|scripts</text:p>
      <text:p text:style-name="P6"><text:tab/><text:tab/><text:tab/>-repeat nrep</text:p>
      <text:p text:style-name="P6"><text:tab/><text:tab/><text:tab/>-quiet on|off|acks|replicates</text:p>
      <text:p text:style-name="P1"><text:tab/><text:tab/><text:tab/>-show</text:p>
      <text:p text:style-name="P1">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8">-nodeid</text:p>
          </table:table-cell>
          <table:table-cell table:style-name="Table1.A1" office:value-type="string">
            <text:p text:style-name="P8">Sets the Node Id as known by the plugin (to be <text:span text:style-name="T6">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8">-confirm</text:p>
          </table:table-cell>
          <table:table-cell table:style-name="Table1.A1" office:value-type="string">
            <text:p text:style-name="P8">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8">-dump</text:p>
          </table:table-cell>
          <table:table-cell table:style-name="Table1.A1" office:value-type="string">
            <text:p text:style-name="P9">The parameter sets the dump level telling the plugin what information should be "dumped" to the terminal. The values are:</text:p>
            <text:list xml:id="list926742221729515993" text:style-name="L1">
              <text:list-item>
                <text:p text:style-name="P11">Dump nothing.</text:p>
              </text:list-item>
              <text:list-item>
                <text:p text:style-name="P11">Dump outgoing command packets (marked with <text:span text:style-name="T2">--&gt;</text:span>), unrecognizable (erroneous) received packets (marked <text:span text:style-name="T2">&lt;-E</text:span>), received responses and reports (marked <text:span text:style-name="T2">&lt;-O</text:span>). Also, when dump is 1 or more, the plugin will notify the user whenever a callback script starts or completes.</text:p>
              </text:list-item>
              <text:list-item>
                <text:p text:style-name="P11">Additionally the plugin will dump non-redundant received ACKs (marked <text:span text:style-name="T2">&lt;-A</text:span>) and replicates (marked <text:span text:style-name="T2">&lt;-R</text:span>), but only if they have not been silenced with -quiet (see below) plus all outgoing ACKs (marked <text:span text:style-name="T2">A-&gt;</text:span>). Also, the plugin will notify the user about all activations (not only startups and completions) of callback scripts.</text:p>
              </text:list-item>
              <text:list-item>
                <text:p text:style-name="P11">Additionally the plugin will report all packets that are ignored, <text:soft-page-break/>because they don't match the node Id assumed by the plugin. Such packets will be marked with <text:span text:style-name="T2">&lt;-N.</text:span></text:p>
              </text:list-item>
            </text:list>
            <text:p text:style-name="P9">The default value of this parameter is 3.</text:p>
          </table:table-cell>
        </table:table-row>
        <table:table-row>
          <table:table-cell table:style-name="Table1.A1" office:value-type="string">
            <text:p text:style-name="P8">-echo</text:p>
          </table:table-cell>
          <table:table-cell table:style-name="Table1.A1" office:value-type="string">
            <text:p text:style-name="P8">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8">-repeat</text:p>
          </table:table-cell>
          <table:table-cell table:style-name="Table1.A1" office:value-type="string">
            <text:p text:style-name="P8">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8">-quiet</text:p>
          </table:table-cell>
          <table:table-cell table:style-name="Table1.A1" office:value-type="string">
            <text:p text:style-name="P8">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8">-show</text:p>
          </table:table-cell>
          <table:table-cell table:style-name="Table1.A1" office:value-type="string">
            <text:p text:style-name="P8">When this option is present (it takes no value), the plugin will show the present configuration of options.</text:p>
          </table:table-cell>
        </table:table-row>
      </table:table>
      <text:p text:style-name="P3"/>
      <text:p text:style-name="P1">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1">Here is the command to handle callback scripts:</text:p>
      <text:p text:style-name="P6"><text:tab/><text:span text:style-name="T4">script</text:span><text:tab/>-loop delay</text:p>
      <text:p text:style-name="P6"><text:tab/><text:tab/>-count ntimes</text:p>
      <text:p text:style-name="P6"><text:tab/><text:tab/>-name id</text:p>
      <text:p text:style-name="P6"><text:tab/><text:tab/>-abort id … id</text:p>
      <text:p text:style-name="P6"><text:tab/><text:tab/>-show</text:p>
      <text:p text:style-name="P1"><text:tab/><text:tab/>filename</text:p>
      <text:p text:style-name="P1">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8">-loop</text:p>
          </table:table-cell>
          <table:table-cell table:style-name="Table2.A1" office:value-type="string">
            <text:p text:style-name="P8">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8">-count</text:p>
          </table:table-cell>
          <table:table-cell table:style-name="Table2.A1" office:value-type="string">
            <text:p text:style-name="P8">Tells how many times the script should be run. Zero (the default) means infinitely (i.e., until explicitly aborted).</text:p>
          </table:table-cell>
        </table:table-row>
        <text:soft-page-break/>
        <table:table-row>
          <table:table-cell table:style-name="Table2.A1" office:value-type="string">
            <text:p text:style-name="P8">-name</text:p>
          </table:table-cell>
          <table:table-cell table:style-name="Table2.A1" office:value-type="string">
            <text:p text:style-name="P8">Assigns a name (Id) to the script. If absent, the script will be assigned some standard Id (which will be shown to the user).</text:p>
          </table:table-cell>
        </table:table-row>
        <table:table-row>
          <table:table-cell table:style-name="Table2.A1" office:value-type="string">
            <text:p text:style-name="P8">filename</text:p>
          </table:table-cell>
          <table:table-cell table:style-name="Table2.A1" office:value-type="string">
            <text:p text:style-name="P8">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8">-abort</text:p>
          </table:table-cell>
          <table:table-cell table:style-name="Table2.A1" office:value-type="string">
            <text:p text:style-name="P8">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8">-show</text:p>
          </table:table-cell>
          <table:table-cell table:style-name="Table2.A1" office:value-type="string">
            <text:p text:style-name="P8">Lists the scripts currently active with their Id's, delays, and remaining counts.</text:p>
          </table:table-cell>
        </table:table-row>
      </table:table>
      <text:p text:style-name="P3"/>
      <text:h text:style-name="Heading_20_1" text:outline-level="1">Interface commands</text:h>
      <text:p text:style-name="P1">These commands translate into some sequences of bytes that are actually sent to the node.</text:p>
      <text:p text:style-name="P10"/>
      <text:p text:style-name="P6"><text:tab/><text:span text:style-name="T4">send</text:span><text:tab/>-ack yes|no</text:p>
      <text:p text:style-name="P6"><text:tab/><text:tab/>-response yes|no</text:p>
      <text:p text:style-name="P6"><text:tab/><text:tab/>-sequence seq</text:p>
      <text:p text:style-name="P6"><text:tab/><text:tab/><text:span text:style-name="T6">-nodeid nidl</text:span></text:p>
      <text:p text:style-name="P6"><text:tab/><text:tab/>-opref<text:tab/>opref</text:p>
      <text:p text:style-name="P6"><text:tab/><text:tab/><text:span text:style-name="T6">-remote nidr</text:span></text:p>
      <text:p text:style-name="P6"><text:tab/><text:tab/>-repeat count</text:p>
      <text:p text:style-name="P1"><text:tab/><text:tab/>list-of-values</text:p>
      <text:p text:style-name="P1">This command sends the list of raw byte values to the node framed as a formally valid command. The first byte from the list-of-values is used as the opcode and the remaining bytes constitute the payload. The dispatched sequence has this format:</text:p>
      <text:p text:style-name="P1"><text:tab/>seq <text:span text:style-name="T6">nidl nidl</text:span> opcode opref <text:span text:style-name="T6">nidr nidr</text:span> payload</text:p>
      <text:p text:style-name="P1">All arguments are optional. <text:span text:style-name="T6">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6">-nodeid,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2">Example:</text:p>
      <text:p text:style-name="P1"><text:tab/>send -ack yes -repeat 2 1 2 15</text:p>
      <text:p text:style-name="P1">The above sequence issues a command to get from the node the ESN and firmware version. The seq byte will have the ACK request bit set, and the command will be <text:soft-page-break/>repeated twice, i.e., sent three times altogether.</text:p>
      <text:p text:style-name="P1"/>
      <text:p text:style-name="P10"/>
      <text:p text:style-name="P1"><text:tab/><text:span text:style-name="T4">getparams </text:span>parameter-tags</text:p>
      <text:p text:style-name="P1">The command accepts the standard options (see send) plus these identifiers of node parameters (arbitrary unique abbreviations): -nodeid, -esn, -master, -netid, -tarp, -tarpcnt, -tagmgr, -audit, -autoack, -beacon, -version, -uptime, -memstat, -meminfo, -sniff. It issues a command (CMD_GET) to extract from the node the specified parameters.</text:p>
      <text:p text:style-name="P2">Example:</text:p>
      <text:p text:style-name="P1"><text:tab/>getparams -ack yes -repeat 2 -esn -version</text:p>
      <text:p text:style-name="P1">The above command is equivalent to the send command from the previous example.</text:p>
      <text:p text:style-name="P10"/>
      <text:p text:style-name="P1"><text:tab/><text:span text:style-name="T4">setparams </text:span>parameter-tags-and-values</text:p>
      <text:p text:style-name="P1">The command assigns new values to the specified node parameters. Acceptable parameter tags (corresponding to the settable parameters of the node) are: -nodeid, -master, -netid, -tarplevel, -tarpslack, -tarprrec, -tarpfwd, -tarp, -tagmgr, -audit, -autoack, -beacon, -sniff. Each tag should be followed by a value.</text:p>
      <text:p text:style-name="P1"><text:span text:style-name="T4">A digression:</text:span> note that values (any values specified in arguments of commands) can be expressions (arbitrary sensible expressions acceptable by Tcl). Read section 3.1 from the OSS document for details.</text:p>
      <text:p text:style-name="P2">Example:</text:p>
      <text:p text:style-name="P1"><text:tab/>setparams -nodeid 13 -beacon 12 + 48</text:p>
      <text:p text:style-name="P10"/>
      <text:p text:style-name="P1"><text:tab/><text:span text:style-name="T4">getassoc</text:span> -from index</text:p>
      <text:p text:style-name="P1">The command retrieves from the node the Tag association list. The argument is optional and defaults to zero.</text:p>
      <text:p text:style-name="P10"/>
      <text:p text:style-name="P6"><text:tab/><text:span text:style-name="T4">setassoc</text:span> -from index -mask mask -tags tag-list … -mask mask -tags …</text:p>
      <text:p text:style-name="P1"><text:tab/><text:span text:style-name="T4">setassoc</text:span> -clear</text:p>
      <text:p text:style-name="P1">The command sets or clears (the second variant) the Tag association list at the node. The -from index defaults to zero. The first variant assumes that the last mask value applies to all subsequent tags, e.g.,</text:p>
      <text:p text:style-name="P1"><text:tab/>setassoc -mask 0x7 -tags 12 13 14 15 16 -mask 0xc0 24 25 26</text:p>
      <text:p text:style-name="P1">will assign the first mask (0x7) to Tags 12, 13, 14, 15, 16, and the second mask (0xc0) to Tags 24, 25, 26.</text:p>
      <text:p text:style-name="Horizontal_20_Line"/>
      <text:p text:style-name="P1"><text:soft-page-break/><text:tab/><text:span text:style-name="T4">learning</text:span> -on | -off | -show</text:p>
      <text:p text:style-name="P1">The command switches on and off the learning mode for the node. With -show, the command queries the node for the current setting of the learning mode. All three arguments are exclusive.</text:p>
      <text:p text:style-name="Horizontal_20_Line"/>
      <text:p text:style-name="P1"><text:tab/><text:span text:style-name="T4">relay</text:span> -mode m -destination d list-of-values</text:p>
      <text:p text:style-name="P1">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h text:style-name="Heading_20_1" text:outline-level="1">Responses</text:h>
      <text:p text:style-name="P1">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1">Events, log entries, and (received) relays shown in a self-explanatory mann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4M53S</meta:editing-duration>
    <meta:editing-cycles>106</meta:editing-cycles>
    <meta:generator>OpenOffice/4.1.2$Win32 OpenOffice.org_project/412m3$Build-9782</meta:generator>
    <dc:date>2016-02-24T22:59:13.18</dc:date>
    <dc:creator>Pawel Gburzynski</dc:creator>
    <meta:document-statistic meta:table-count="2" meta:image-count="0" meta:object-count="0" meta:page-count="7" meta:paragraph-count="127" meta:word-count="2332" meta:character-count="14209"/>
    <meta:user-defined meta:name="Info 1"/>
    <meta:user-defined meta:name="Info 2"/>
    <meta:user-defined meta:name="Info 3"/>
    <meta:user-defined meta:name="Info 4"/>
  </office:meta>
</office:document-meta>
</file>